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ans-serif" svg:font-family="sans-serif"/>
  </office:font-face-decls>
  <office:automatic-styles>
    <style:style style:name="P1" style:family="paragraph" style:parent-style-name="Heading_20_2">
      <style:text-properties style:font-name="sans-serif" fo:font-size="18pt" fo:font-weight="bold" style:font-name-asian="Noto Sans CJK SC" style:font-size-asian="18pt" style:font-weight-asian="bold" style:font-name-complex="Lohit Devanagari1" style:font-size-complex="18pt" style:font-weight-complex="bold"/>
    </style:style>
    <style:style style:name="P2" style:family="paragraph" style:parent-style-name="Heading_20_2">
      <style:text-properties style:font-name="sans-serif" fo:font-size="18pt" fo:font-weight="bold" officeooo:rsid="0032cb1a" officeooo:paragraph-rsid="0032cb1a" style:font-name-asian="Noto Sans CJK SC" style:font-size-asian="18pt" style:font-weight-asian="bold" style:font-name-complex="Lohit Devanagari1" style:font-size-complex="18pt" style:font-weight-complex="bold"/>
    </style:style>
    <style:style style:name="P3" style:family="paragraph" style:parent-style-name="Heading_20_2">
      <style:text-properties officeooo:paragraph-rsid="00218e2d"/>
    </style:style>
    <style:style style:name="P4" style:family="paragraph" style:parent-style-name="Heading_20_2">
      <style:text-properties officeooo:paragraph-rsid="002fafe4"/>
    </style:style>
    <style:style style:name="P5" style:family="paragraph" style:parent-style-name="Heading_20_2">
      <style:text-properties fo:font-size="18pt" style:font-size-asian="18pt" style:font-size-complex="18pt"/>
    </style:style>
    <style:style style:name="P6" style:family="paragraph" style:parent-style-name="Heading_20_2">
      <style:text-properties fo:font-size="18pt" fo:font-weight="bold" officeooo:rsid="0032cb1a" style:font-size-asian="18pt" style:font-weight-asian="bold" style:font-size-complex="18pt" style:font-weight-complex="bold"/>
    </style:style>
    <style:style style:name="P7" style:family="paragraph" style:parent-style-name="Heading_20_2">
      <style:text-properties officeooo:rsid="0035d7cf" officeooo:paragraph-rsid="0035d7cf"/>
    </style:style>
    <style:style style:name="P8" style:family="paragraph" style:parent-style-name="Heading_20_3">
      <style:text-properties style:font-name="sans-serif" fo:font-size="11pt" officeooo:rsid="00218e2d" style:font-size-asian="11pt" style:font-size-complex="11pt"/>
    </style:style>
    <style:style style:name="P9" style:family="paragraph" style:parent-style-name="Text_20_body">
      <style:text-properties officeooo:paragraph-rsid="001cb3ac"/>
    </style:style>
    <style:style style:name="P10" style:family="paragraph" style:parent-style-name="Text_20_body">
      <style:text-properties style:font-name="sans-serif" fo:font-size="11pt" officeooo:rsid="001e26d0" officeooo:paragraph-rsid="001e26d0" style:font-size-asian="11pt" style:font-size-complex="11pt"/>
    </style:style>
    <style:style style:name="P11" style:family="paragraph" style:parent-style-name="Text_20_body" style:list-style-name="L1">
      <style:text-properties style:font-name="sans-serif" fo:font-size="11pt" officeooo:rsid="00200030" officeooo:paragraph-rsid="00200030" style:font-size-asian="11pt" style:font-size-complex="11pt"/>
    </style:style>
    <style:style style:name="P12" style:family="paragraph" style:parent-style-name="Text_20_body">
      <style:text-properties style:font-name="sans-serif" fo:font-size="11pt" officeooo:rsid="0024da32" officeooo:paragraph-rsid="0024da32" style:font-size-asian="11pt" style:font-size-complex="11pt"/>
    </style:style>
    <style:style style:name="P13" style:family="paragraph" style:parent-style-name="Text_20_body">
      <style:text-properties style:font-name="sans-serif" fo:font-size="11pt" officeooo:rsid="00218e2d" officeooo:paragraph-rsid="002867ea" style:font-size-asian="11pt" style:font-size-complex="11pt"/>
    </style:style>
    <style:style style:name="P14" style:family="paragraph" style:parent-style-name="Text_20_body">
      <style:text-properties style:font-name="sans-serif" fo:font-size="11pt" officeooo:rsid="00218e2d" officeooo:paragraph-rsid="00278e59" style:font-size-asian="11pt" style:font-size-complex="11pt"/>
    </style:style>
    <style:style style:name="P15" style:family="paragraph" style:parent-style-name="Text_20_body" style:list-style-name="L5">
      <style:text-properties style:font-name="sans-serif" fo:font-size="11pt" officeooo:rsid="00218e2d" officeooo:paragraph-rsid="002867ea" style:font-size-asian="11pt" style:font-size-complex="11pt"/>
    </style:style>
    <style:style style:name="P16" style:family="paragraph" style:parent-style-name="Text_20_body" style:list-style-name="L5">
      <style:text-properties style:font-name="sans-serif" fo:font-size="11pt" officeooo:rsid="00218e2d" officeooo:paragraph-rsid="0029735c" style:font-size-asian="11pt" style:font-size-complex="11pt"/>
    </style:style>
    <style:style style:name="P17" style:family="paragraph" style:parent-style-name="Text_20_body">
      <style:text-properties style:font-name="sans-serif" fo:font-size="11pt" officeooo:rsid="00218e2d" officeooo:paragraph-rsid="0029735c" style:font-size-asian="11pt" style:font-size-complex="11pt"/>
    </style:style>
    <style:style style:name="P18" style:family="paragraph" style:parent-style-name="Text_20_body" style:list-style-name="L6">
      <style:text-properties style:font-name="sans-serif" fo:font-size="11pt" officeooo:rsid="00218e2d" officeooo:paragraph-rsid="002adcf4" style:font-size-asian="11pt" style:font-size-complex="11pt"/>
    </style:style>
    <style:style style:name="P19" style:family="paragraph" style:parent-style-name="Text_20_body" style:list-style-name="L6">
      <style:text-properties style:font-name="sans-serif" fo:font-size="11pt" officeooo:rsid="00218e2d" officeooo:paragraph-rsid="002c6954" style:font-size-asian="11pt" style:font-size-complex="11pt"/>
    </style:style>
    <style:style style:name="P20" style:family="paragraph" style:parent-style-name="Text_20_body" style:list-style-name="L8">
      <style:text-properties style:font-name="sans-serif" fo:font-size="11pt" officeooo:rsid="00218e2d" officeooo:paragraph-rsid="002d078a" style:font-size-asian="11pt" style:font-size-complex="11pt"/>
    </style:style>
    <style:style style:name="P21" style:family="paragraph" style:parent-style-name="Text_20_body" style:list-style-name="L9">
      <style:text-properties style:font-name="sans-serif" fo:font-size="11pt" officeooo:rsid="00218e2d" officeooo:paragraph-rsid="002e02d9" style:font-size-asian="11pt" style:font-size-complex="11pt"/>
    </style:style>
    <style:style style:name="P22" style:family="paragraph" style:parent-style-name="Text_20_body">
      <style:text-properties style:font-name="sans-serif" fo:font-size="11pt" officeooo:rsid="00218e2d" officeooo:paragraph-rsid="002e02d9" style:font-size-asian="11pt" style:font-size-complex="11pt"/>
    </style:style>
    <style:style style:name="P23" style:family="paragraph" style:parent-style-name="Text_20_body" style:list-style-name="L9">
      <style:text-properties style:font-name="sans-serif" fo:font-size="11pt" fo:font-weight="bold" officeooo:rsid="00218e2d" officeooo:paragraph-rsid="002e02d9" style:font-size-asian="11pt" style:font-weight-asian="bold" style:font-size-complex="11pt" style:font-weight-complex="bold"/>
    </style:style>
    <style:style style:name="P24" style:family="paragraph" style:parent-style-name="Text_20_body" style:list-style-name="L9">
      <style:text-properties style:font-name="sans-serif" fo:font-size="11pt" fo:font-weight="normal" officeooo:rsid="00218e2d" officeooo:paragraph-rsid="002e02d9" style:font-size-asian="11pt" style:font-weight-asian="normal" style:font-size-complex="11pt" style:font-weight-complex="normal"/>
    </style:style>
    <style:style style:name="P25" style:family="paragraph" style:parent-style-name="Text_20_body" style:list-style-name="L11">
      <style:text-properties style:font-name="sans-serif" fo:font-size="11pt" fo:font-weight="normal" officeooo:rsid="00218e2d" officeooo:paragraph-rsid="002fafe4" style:font-size-asian="11pt" style:font-weight-asian="normal" style:font-size-complex="11pt" style:font-weight-complex="normal"/>
    </style:style>
    <style:style style:name="P26" style:family="paragraph" style:parent-style-name="Text_20_body">
      <style:text-properties style:font-name="sans-serif" fo:font-size="11pt" fo:font-weight="normal" officeooo:rsid="00218e2d" officeooo:paragraph-rsid="002fb029" style:font-size-asian="11pt" style:font-weight-asian="normal" style:font-size-complex="11pt" style:font-weight-complex="normal"/>
    </style:style>
    <style:style style:name="P27" style:family="paragraph" style:parent-style-name="Text_20_body">
      <style:text-properties style:font-name="sans-serif" fo:font-size="11pt" fo:font-style="normal" fo:font-weight="normal" officeooo:rsid="00218e2d" officeooo:paragraph-rsid="002fb029" style:font-size-asian="11pt" style:font-style-asian="normal" style:font-weight-asian="normal" style:font-size-complex="11pt" style:font-style-complex="normal" style:font-weight-complex="normal"/>
    </style:style>
    <style:style style:name="P28" style:family="paragraph" style:parent-style-name="Text_20_body">
      <style:text-properties style:font-name="sans-serif" fo:font-size="11pt" fo:font-style="normal" fo:font-weight="normal" officeooo:rsid="00218e2d" officeooo:paragraph-rsid="0030e6ae" style:font-size-asian="11pt" style:font-style-asian="normal" style:font-weight-asian="normal" style:font-size-complex="11pt" style:font-style-complex="normal" style:font-weight-complex="normal"/>
    </style:style>
    <style:style style:name="P29" style:family="paragraph" style:parent-style-name="Text_20_body">
      <style:text-properties style:font-name="sans-serif" fo:font-size="11pt" fo:font-style="normal" fo:font-weight="normal" officeooo:rsid="00218e2d" officeooo:paragraph-rsid="003125df" style:font-size-asian="11pt" style:font-style-asian="normal" style:font-weight-asian="normal" style:font-size-complex="11pt" style:font-style-complex="normal" style:font-weight-complex="normal"/>
    </style:style>
    <style:style style:name="P30" style:family="paragraph" style:parent-style-name="Text_20_body" style:list-style-name="L12">
      <style:text-properties style:font-name="sans-serif" fo:font-size="11pt" fo:font-style="normal" fo:font-weight="normal" officeooo:rsid="00218e2d" officeooo:paragraph-rsid="003125df" style:font-size-asian="11pt" style:font-style-asian="normal" style:font-weight-asian="normal" style:font-size-complex="11pt" style:font-style-complex="normal" style:font-weight-complex="normal"/>
    </style:style>
    <style:style style:name="P31" style:family="paragraph" style:parent-style-name="Text_20_body">
      <style:text-properties style:font-name="sans-serif" fo:font-size="11pt" fo:font-style="normal" fo:font-weight="normal" officeooo:rsid="00218e2d" officeooo:paragraph-rsid="0032cb1a" style:font-size-asian="11pt" style:font-style-asian="normal" style:font-weight-asian="normal" style:font-size-complex="11pt" style:font-style-complex="normal" style:font-weight-complex="normal"/>
    </style:style>
    <style:style style:name="P32" style:family="paragraph" style:parent-style-name="Text_20_body" style:list-style-name="L13">
      <style:text-properties style:font-name="sans-serif" fo:font-size="11pt" fo:font-style="normal" fo:font-weight="normal" officeooo:rsid="00218e2d" officeooo:paragraph-rsid="0032cb1a" style:font-size-asian="11pt" style:font-style-asian="normal" style:font-weight-asian="normal" style:font-size-complex="11pt" style:font-style-complex="normal" style:font-weight-complex="normal"/>
    </style:style>
    <style:style style:name="P33" style:family="paragraph" style:parent-style-name="Text_20_body">
      <style:text-properties style:font-name="sans-serif" fo:font-size="11pt" fo:font-style="normal" fo:font-weight="normal" officeooo:rsid="00218e2d" officeooo:paragraph-rsid="0032cb1a" style:font-name-asian="Noto Sans CJK SC" style:font-size-asian="11pt" style:font-style-asian="normal" style:font-weight-asian="normal" style:font-name-complex="Lohit Devanagari1" style:font-size-complex="11pt" style:font-style-complex="normal" style:font-weight-complex="normal"/>
    </style:style>
    <style:style style:name="P34" style:family="paragraph" style:parent-style-name="Text_20_body">
      <style:text-properties fo:font-size="11pt" officeooo:paragraph-rsid="00200030" style:font-size-asian="11pt" style:font-size-complex="11pt"/>
    </style:style>
    <style:style style:name="P35" style:family="paragraph" style:parent-style-name="Text_20_body" style:list-style-name="L3">
      <style:text-properties fo:font-size="11pt" officeooo:paragraph-rsid="0024da32" style:font-size-asian="11pt" style:font-size-complex="11pt"/>
    </style:style>
    <style:style style:name="P36" style:family="paragraph" style:parent-style-name="Text_20_body" style:list-style-name="L3">
      <style:text-properties fo:font-size="11pt" officeooo:paragraph-rsid="0025f464" style:font-size-asian="11pt" style:font-size-complex="11pt"/>
    </style:style>
    <style:style style:name="P37" style:family="paragraph" style:parent-style-name="Text_20_body">
      <style:text-properties fo:font-size="11pt" officeooo:rsid="00218e2d" officeooo:paragraph-rsid="00278e59" style:font-size-asian="11pt" style:font-size-complex="11pt"/>
    </style:style>
    <style:style style:name="P38" style:family="paragraph" style:parent-style-name="Text_20_body">
      <style:text-properties fo:font-size="11pt" fo:font-weight="normal" officeooo:rsid="00338b67" officeooo:paragraph-rsid="00338b67" style:font-size-asian="9.60000038146973pt" style:font-weight-asian="normal" style:font-size-complex="11pt" style:font-weight-complex="normal"/>
    </style:style>
    <style:style style:name="P39" style:family="paragraph" style:parent-style-name="Text_20_body">
      <style:text-properties fo:font-size="11pt" fo:font-weight="normal" officeooo:rsid="00338b67" officeooo:paragraph-rsid="0035d7cf" style:font-size-asian="9.60000038146973pt" style:font-weight-asian="normal" style:font-size-complex="11pt" style:font-weight-complex="normal"/>
    </style:style>
    <style:style style:name="P40" style:family="paragraph" style:parent-style-name="Text_20_body">
      <style:text-properties fo:font-size="11pt" fo:font-weight="normal" officeooo:rsid="00343377" officeooo:paragraph-rsid="00343377" style:font-size-asian="9.60000038146973pt" style:font-weight-asian="normal" style:font-size-complex="11pt" style:font-weight-complex="normal"/>
    </style:style>
    <style:style style:name="P41" style:family="paragraph" style:parent-style-name="Text_20_body">
      <style:text-properties fo:font-size="11pt" fo:font-weight="normal" officeooo:rsid="0035d7cf" officeooo:paragraph-rsid="0035d7cf" style:font-size-asian="9.60000038146973pt" style:font-weight-asian="normal" style:font-size-complex="11pt" style:font-weight-complex="normal"/>
    </style:style>
    <style:style style:name="P42" style:family="paragraph" style:parent-style-name="Text_20_body">
      <style:text-properties officeooo:rsid="0035d7cf" officeooo:paragraph-rsid="0035d7cf"/>
    </style:style>
    <style:style style:name="T1" style:family="text">
      <style:text-properties style:font-name="sans-serif"/>
    </style:style>
    <style:style style:name="T2" style:family="text">
      <style:text-properties style:font-name="sans-serif" fo:font-size="18pt"/>
    </style:style>
    <style:style style:name="T3" style:family="text">
      <style:text-properties style:font-name="sans-serif" fo:font-size="18pt" officeooo:rsid="001e26d0"/>
    </style:style>
    <style:style style:name="T4" style:family="text">
      <style:text-properties style:font-name="sans-serif" fo:font-size="18pt" fo:font-weight="bold" style:font-name-asian="Noto Sans CJK SC" style:font-size-asian="16pt" style:font-weight-asian="bold" style:font-name-complex="Lohit Devanagari1" style:font-size-complex="16pt" style:font-weight-complex="bold"/>
    </style:style>
    <style:style style:name="T5" style:family="text">
      <style:text-properties style:font-name="sans-serif" fo:font-size="18pt" officeooo:rsid="00218e2d"/>
    </style:style>
    <style:style style:name="T6" style:family="text">
      <style:text-properties style:font-name="sans-serif" fo:font-size="18pt" officeooo:rsid="002d078a"/>
    </style:style>
    <style:style style:name="T7" style:family="text">
      <style:text-properties style:font-name="sans-serif" fo:font-size="18pt" officeooo:rsid="002fafe4"/>
    </style:style>
    <style:style style:name="T8" style:family="text">
      <style:text-properties style:font-name="sans-serif" fo:font-size="18pt" officeooo:rsid="0035d7cf"/>
    </style:style>
    <style:style style:name="T9" style:family="text">
      <style:text-properties style:font-name="sans-serif" officeooo:rsid="001e26d0"/>
    </style:style>
    <style:style style:name="T10" style:family="text">
      <style:text-properties style:font-name="sans-serif" officeooo:rsid="00200030"/>
    </style:style>
    <style:style style:name="T11" style:family="text">
      <style:text-properties style:font-name="sans-serif" officeooo:rsid="002fafe4"/>
    </style:style>
    <style:style style:name="T12" style:family="text">
      <style:text-properties style:font-name="sans-serif" style:font-name-asian="Noto Sans CJK SC" style:font-name-complex="Lohit Devanagari1"/>
    </style:style>
    <style:style style:name="T13" style:family="text">
      <style:text-properties style:font-name="sans-serif" officeooo:rsid="0032cb1a" style:font-name-asian="Noto Sans CJK SC" style:font-name-complex="Lohit Devanagari1"/>
    </style:style>
    <style:style style:name="T14" style:family="text">
      <style:text-properties style:font-name="sans-serif" officeooo:rsid="0035d7cf" style:font-name-asian="Noto Sans CJK SC" style:font-name-complex="Lohit Devanagari1"/>
    </style:style>
    <style:style style:name="T15" style:family="text">
      <style:text-properties style:font-name="sans-serif" fo:font-size="11pt" officeooo:rsid="001cb3ac" style:font-size-asian="11pt" style:font-size-complex="11pt"/>
    </style:style>
    <style:style style:name="T16" style:family="text">
      <style:text-properties style:font-name="sans-serif" officeooo:rsid="00218e2d"/>
    </style:style>
    <style:style style:name="T17" style:family="text">
      <style:text-properties style:font-name="sans-serif" officeooo:rsid="0024da32"/>
    </style:style>
    <style:style style:name="T18" style:family="text">
      <style:text-properties style:font-name="sans-serif" officeooo:rsid="0025f464"/>
    </style:style>
    <style:style style:name="T19" style:family="text">
      <style:text-properties fo:font-weight="normal" style:font-weight-asian="normal" style:font-weight-complex="normal"/>
    </style:style>
    <style:style style:name="T20" style:family="text">
      <style:text-properties fo:font-weight="normal" officeooo:rsid="0035d7cf" style:font-weight-asian="normal" style:font-weight-complex="normal"/>
    </style:style>
    <style:style style:name="T21" style:family="text">
      <style:text-properties fo:font-style="italic" style:font-style-asian="italic" style:font-style-complex="italic"/>
    </style:style>
    <style:style style:name="T22" style:family="text">
      <style:text-properties officeooo:rsid="00200030"/>
    </style:style>
    <style:style style:name="T23" style:family="text">
      <style:text-properties officeooo:rsid="00218e2d"/>
    </style:style>
    <style:style style:name="T24" style:family="text">
      <style:text-properties officeooo:rsid="0024da32"/>
    </style:style>
    <style:style style:name="T25" style:family="text">
      <style:text-properties fo:font-weight="bold" style:font-weight-asian="bold" style:font-weight-complex="bold"/>
    </style:style>
    <style:style style:name="T26" style:family="text">
      <style:text-properties officeooo:rsid="0030e6ae"/>
    </style:style>
    <style:style style:name="T27" style:family="text">
      <style:text-properties style:font-name-asian="Noto Sans CJK SC" style:font-name-complex="Lohit Devanagari1"/>
    </style:style>
    <style:style style:name="T28" style:family="text">
      <style:text-properties officeooo:rsid="0035d7cf" style:font-name-asian="Noto Sans CJK SC" style:font-name-complex="Lohit Devanagari1"/>
    </style:style>
    <style:style style:name="T29" style:family="text">
      <style:text-properties officeooo:rsid="00343377"/>
    </style:style>
    <style:style style:name="T30" style:family="text">
      <style:text-properties officeooo:rsid="0035d7c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span text:style-name="T3">C</text:span><text:span text:style-name="T2">S-598 DL for Healthcare Project Proposal</text:span></text:h>
      <text:p text:style-name="P42"><text:span text:style-name="T2">Manu</text:span></text:p>
      <text:h text:style-name="Heading_20_2" text:outline-level="2"><text:span text:style-name="T3">O</text:span><text:span text:style-name="T2">riginal paper</text:span></text:h>
      <text:p text:style-name="P9"><text:span text:style-name="T15">M. Li </text:span><text:span text:style-name="Emphasis"><text:span text:style-name="T15">et al</text:span></text:span><text:span text:style-name="T15">., "Automated ICD-9 Coding via A Deep Learning Approach," in </text:span><text:span text:style-name="Emphasis"><text:span text:style-name="T15">IEEE/ACM Transactions on Computational Biology and Bioinformatics</text:span></text:span><text:span text:style-name="T15">, vol. 16, no. 4, pp. 1193-1202, 1 July-Aug. 2019, doi: 10.1109/TCBB.2018.2817488.</text:span></text:p>
      <text:h text:style-name="Heading_20_2" text:outline-level="2"><text:span text:style-name="T4">Problem Description</text:span></text:h>
      <text:p text:style-name="P34"><text:span text:style-name="T9">The paper aims to automate </text:span><text:span text:style-name="T10">the </text:span><text:span text:style-name="T9">extraction of ICD-9 </text:span><text:span text:style-name="T10">(Ninth Revision of International Classification of Diseases) </text:span><text:span text:style-name="T9">codes from patient discharge summary, through application of state-of-art (general) text processing technique called Document-to-Vector (D2V) in combination of more general Convolution Neural Network. </text:span><text:span text:style-name="T16">This extracted codes are used to further do billing, as well as raising insurance claims with the provider.</text:span></text:p>
      <text:p text:style-name="P10"><text:span text:style-name="T22">Today, t</text:span>h<text:span text:style-name="T23">is</text:span> proc<text:span text:style-name="T22">edure to extract medical codes from patient discharge summary is largely a manual effort, </text:span><text:span text:style-name="T24">undertaken by hospital’s medical record department personnel.</text:span><text:span text:style-name="T22"> This has two problems:</text:span></text:p>
      <text:list xml:id="list1167666693" text:style-name="L1">
        <text:list-item>
          <text:p text:style-name="P11">The process is very slow <text:span text:style-name="T23">and inefficient</text:span>, causing delay in the patient discharge process.</text:p>
        </text:list-item>
        <text:list-item>
          <text:p text:style-name="P11">The process requires specialized knowledge making it costly, and sometimes error prone.</text:p>
        </text:list-item>
      </text:list>
      <text:p text:style-name="P12">In addition, any accurate computational system to automate this procedure faces following problems:</text:p>
      <text:list xml:id="list1405939083" text:style-name="L3">
        <text:list-item>
          <text:p text:style-name="P35"><text:span text:style-name="T17">T</text:span><text:span text:style-name="T10">he discharge summaries don’t have a fixed format, and </text:span><text:span text:style-name="T17">hence any approach which depends on consistent syntactic structure of documents is unsuitable</text:span></text:p>
        </text:list-item>
        <text:list-item>
          <text:p text:style-name="P36"><text:span text:style-name="T17">Health care and, in general, medical field has lot of </text:span><text:span text:style-name="T18">concepts and </text:span><text:span text:style-name="T17">terminologies and most of researcher, programmers may not have complete understanding of the domain to build tools which are ba</text:span><text:span text:style-name="T18">sed on semantic mapping of the concepts (like knowledge graph). </text:span></text:p>
        </text:list-item>
        <text:list-item>
          <text:p text:style-name="P36"><text:span text:style-name="T10">H</text:span><text:span text:style-name="T18">ealth care professionals like doctors have different ways to describe same medical condition. This inconsistency cannot be addressed by conventional approaches.</text:span></text:p>
          <text:p text:style-name="P36"><text:span text:style-name="T16"/></text:p>
        </text:list-item>
      </text:list>
      <text:p text:style-name="P37"><text:span text:style-name="T1">The authors demonstrate that the advances in the field of Deep Learning can be leveraged successfully in automating the extraction of ICD-9 codes from the discharge summary reports. </text:span></text:p>
      <text:h text:style-name="P3" text:outline-level="2"><text:soft-page-break/><text:span text:style-name="T5">Novelty in the approach</text:span></text:h>
      <text:p text:style-name="P13">This work by the authors is an extension to the line of work done by other researchers, who have applied various Machine Learning techniques like Support Vector Machine (SVM), k-Nearest Neighbors, and other conventional Natural Language Processing (NLP) techniques to similar problems, and achieved varying degree of success.</text:p>
      <text:p text:style-name="P14">The authors describe a novel approach to this problem through usage of DL techniques. Specifically, the authors combine two approaches to produce vector embedding of documents, which were further used in multi-label classification:</text:p>
      <text:list xml:id="list1268246891" text:style-name="L5">
        <text:list-item>
          <text:p text:style-name="P15">CNN (Convolution Neural Network) to discover, and extract <text:span text:style-name="T25">local features</text:span> in text. We can understand the intuitive reasoning behind it. The local context of the text , like phrases describing a medical concept, should be important in deriving related ICD codes. <text:span text:style-name="T30">Reference architecture has been described in this paper [1].</text:span></text:p>
        </text:list-item>
        <text:list-item>
          <text:p text:style-name="P16">D2V (Document to Vector) <text:span text:style-name="T29">[</text:span><text:span text:style-name="T30">2</text:span><text:span text:style-name="T29">]</text:span> embedding technique to capture the <text:span text:style-name="T25">global features </text:span><text:span text:style-name="T19">of the document. D2V extends upon Word2Vec, and (unlike CNN) takes order of words into account. It should be noted that D2V unsupervised learning approach.</text:span></text:p>
        </text:list-item>
      </text:list>
      <text:p text:style-name="P17"><text:line-break/>As per the authors, at the time of publication of their research paper, no one else had applied D2V technique (in combination with CNN) for the purpose of ICD-9 codes extraction from medical text like discharge report. </text:p>
      <text:p text:style-name="P17">So the novelty of their method is to combine the two different techniques (CNN and D2V) to extract features from two levels (global and local), and produce dense embedding representing the document.</text:p>
      <text:p text:style-name="P17">Following inferences were drawn based on outcome:</text:p>
      <text:list xml:id="list3116699889" text:style-name="L6">
        <text:list-item>
          <text:p text:style-name="P18">The model performed better (based on micro-F measure) in comparison to baseline models flat-SVM and hierarchical-SVM.</text:p>
        </text:list-item>
        <text:list-item>
          <text:p text:style-name="P18">Each of the components: CNN and D2V provide important contribution to the overall accuracy of the model (, with CNN being more important). The authors found that model accuracy degrades significantly when either of these components are removed.</text:p>
        </text:list-item>
        <text:list-item>
          <text:p text:style-name="P19">The model performance improves when more data is used to train it, typical of DL-based models.</text:p>
        </text:list-item>
      </text:list>
      <text:h text:style-name="P8" text:outline-level="3">Method</text:h>
      <text:list xml:id="list339277799" text:style-name="L8">
        <text:list-item>
          <text:p text:style-name="P20">Embedding generation steps:</text:p>
          <text:list>
            <text:list-item>
              <text:p text:style-name="P20"><text:soft-page-break/>For a given discharge report, generate a D2V embedding, to capture the semantic information of the whole document. <text:span text:style-name="T30">The authors leveraged Gensim Doc2Vec [3].</text:span></text:p>
            </text:list-item>
            <text:list-item>
              <text:p text:style-name="P20">For a given discharge report, generate a document embedding by passing the document through a multi-channel single layer CNN architecture. </text:p>
              <text:list>
                <text:list-item>
                  <text:p text:style-name="P20">The vector of each CNN filter will pass-through a max-pooling layer.</text:p>
                </text:list-item>
                <text:list-item>
                  <text:p text:style-name="P20">The max-pooled output of each kernel filter together form the output embedding of the CNN layer. </text:p>
                </text:list-item>
              </text:list>
            </text:list-item>
            <text:list-item>
              <text:p text:style-name="P20">Concatenate the two vectors generated in above steps, to create the final embedding vector representing the given document.</text:p>
            </text:list-item>
          </text:list>
        </text:list-item>
        <text:list-item>
          <text:p text:style-name="P20">Classification steps:</text:p>
          <text:list>
            <text:list-item>
              <text:p text:style-name="P20">Pass the embedding to a fully connected feed-forward layer (with number of neurons equal to the number of ICD-9 codes under classification scope), followed by a softmax layer. This will give the probability of each ICD-9 code per document.</text:p>
            </text:list-item>
          </text:list>
        </text:list-item>
      </text:list>
      <text:h text:style-name="Heading_20_2" text:outline-level="2"><text:span text:style-name="T6">H</text:span><text:span text:style-name="T2">ypotheses </text:span><text:span text:style-name="T6">in-scope of this </text:span><text:span text:style-name="T2">reproduction study</text:span></text:h>
      <text:list xml:id="list532777143" text:style-name="L9">
        <text:list-item>
          <text:p text:style-name="P21"><text:span text:style-name="T25">In scope:</text:span></text:p>
          <text:list>
            <text:list-item>
              <text:p text:style-name="P21">We will verify that the proposed model performs better (based on micro-F measure) than the baseline models flat-SVM and hierarchical-SVM, by same percentage, as observed by authors in their work. On MIMIC-III dataset, their model achieves micro-average F-measure of 0.408, significantly outperforming flat-SVM (0.253) and hierarchy-based SVM (0.335).</text:p>
            </text:list-item>
          </text:list>
        </text:list-item>
      </text:list>
      <text:p text:style-name="P22"/>
      <text:list xml:id="list135059620027298" text:continue-numbering="true" text:style-name="L9">
        <text:list-item>
          <text:p text:style-name="P23">Out-of scope:</text:p>
          <text:list>
            <text:list-item>
              <text:p text:style-name="P24">We will not build baseline models (flat-SVM and hierarchical-SVM). Instead, we will use the accuracy values provided for these models by the authors.</text:p>
            </text:list-item>
            <text:list-item>
              <text:p text:style-name="P21"><text:span text:style-name="T19">We will not test the hypothesis that model performance improves with inclusion of more training data. In original paper, author test this hypothesis by training/testing the model on MIMIC-II dataset, which has lesser number of discharge documents, and got degraded micro-average F-measure compared to model trained/tested on larger corpus in MIMIC-III dataset.</text:span></text:p>
            </text:list-item>
          </text:list>
        </text:list-item>
      </text:list>
      <text:h text:style-name="P4" text:outline-level="2"><text:soft-page-break/><text:span text:style-name="T7">A</text:span><text:span text:style-name="T2">dditional ablations</text:span></text:h>
      <text:list xml:id="list2353203920" text:style-name="L11">
        <text:list-item>
          <text:p text:style-name="P25">We will verify that each of the components: CNN and D2V are important to the overall accuracy of the model, with CNN being more important, by building two networks, with one component missing in each of them. <text:s/>We want to verify authors claim that each of these components play a different and complementary role in capturing the features of a document. The authors observed that CNN part is the most effective component as micro-average F-measure drops to 0.308 without CNN part. D2V is also important as the micro-average F-measure drops to 0.399 without D2V part. Same will be verified.</text:p>
        </text:list-item>
      </text:list>
      <text:h text:style-name="P5" text:outline-level="2"><text:span text:style-name="T11">A</text:span><text:span text:style-name="T1">ccess to necessary data</text:span></text:h>
      <text:p text:style-name="P26">The in-scope work uses discharge reports from MIMIC-III (Medical Information Mart for Intensive Care) database <text:span text:style-name="T30">[4]</text:span>. From Physionet website (which maintains MIMIC database): <text:span text:style-name="T21">MIMIC-III is a large, freely-available database comprising deidentified health-related data associated with over forty thousand patients who stayed in critical care units of the Beth Israel Deaconess Medical Center between 2001 and 2012. </text:span></text:p>
      <text:p text:style-name="P27">The team members’ identities have been credentiated on PhysioNet, and mandatory training to access this data, has been completed. </text:p>
      <text:h text:style-name="P1" text:outline-level="2"><text:span text:style-name="T26">C</text:span>omputational feasibility of <text:span text:style-name="T26">reproduction</text:span> work</text:h>
      <text:p text:style-name="P28"><text:span text:style-name="T27">The data size is big. On the whole, MIMIC-III is about 7 GB in size. In line with the original work, we are considering total of more than 52000 discharge reports, with average number of words per report as 1524, and total number of ICD-9 codes as 6984.</text:span></text:p>
      <text:p text:style-name="P29"><text:span text:style-name="T27">More specifically for CNN we will be using documents with 700 words, with each word embedding as 100. Roughly, this will lead to following number of parameters:</text:span></text:p>
      <text:list xml:id="list1158589158" text:style-name="L12">
        <text:list-item>
          <text:p text:style-name="P30"><text:span text:style-name="T27">Number of weights in CNN layer: 76992</text:span></text:p>
        </text:list-item>
        <text:list-item>
          <text:p text:style-name="P30"><text:span text:style-name="T27">Number of full-connected layer weights: 2241864</text:span></text:p>
        </text:list-item>
      </text:list>
      <text:p text:style-name="P31"><text:span text:style-name="T27">Since, this model is going to be big, requiring significant amount of computing and memory, we will leverage cloud infrastructure to train the model. We will most probably use GCP AI platform to run Gensim and Pytorch installed custom Jupyter notebook [</text:span><text:span text:style-name="T28">5</text:span><text:span text:style-name="T27">].</text:span></text:p>
      <text:p text:style-name="P31"><text:span text:style-name="T27">Prototyping will be done locally on dev machine with CUDA drivers enabled Linux machine with following configuration:</text:span></text:p>
      <text:list xml:id="list3381487142" text:style-name="L13">
        <text:list-item>
          <text:p text:style-name="P32"><text:span text:style-name="T27">Intel® Core™ i7-10750H × 12 processor</text:span></text:p>
        </text:list-item>
        <text:list-item>
          <text:p text:style-name="P32"><text:span text:style-name="T27">16.0 GiB memory</text:span></text:p>
        </text:list-item>
        <text:list-item>
          <text:p text:style-name="P32"><text:soft-page-break/><text:span text:style-name="T27">NVIDIA GeForce GTX 1650 graphics</text:span></text:p>
        </text:list-item>
      </text:list>
      <text:h text:style-name="P2" text:outline-level="2">Coding</text:h>
      <text:p text:style-name="P33">We will be building code from scratch. To our best understanding, original work of authors or any other reproduction work is not publicly available.</text:p>
      <text:h text:style-name="P6" text:outline-level="2"><text:span text:style-name="T12">References</text:span></text:h>
      <text:p text:style-name="P40"><text:span text:style-name="T13">[</text:span><text:span text:style-name="T14">1</text:span><text:span text:style-name="T12">] Y. Kim, “Convolutional neural networks for sentence classification,” in Proc. 2014 Conf. Empirical Methods Natural Language Process., 2014, pp. 1746–1751.</text:span></text:p>
      <text:p text:style-name="P39"><text:span text:style-name="T13">[</text:span><text:span text:style-name="T14">2</text:span><text:span text:style-name="T13">] Q. Le and T. Mikolov, “Distributed representations of sentences and documents,” in Proc. 31st <text:s text:c="4"/>Int. Conf. Mach. Learn., 2014, pp. 1188–1196.</text:span></text:p>
      <text:p text:style-name="P41"><text:span text:style-name="T12">[3] </text:span><text:a xlink:type="simple" xlink:href="https://radimrehurek.com/gensim/models/doc2vec.html" text:style-name="Internet_20_link" text:visited-style-name="Visited_20_Internet_20_Link"><text:span text:style-name="T12">https://radimrehurek.com/gensim/models/doc2vec.html</text:span></text:a></text:p>
      <text:p text:style-name="P41"><text:span text:style-name="T12">[4] </text:span><text:a xlink:type="simple" xlink:href="https://physionet.org/content/mimiciii/1.4/" text:style-name="Internet_20_link" text:visited-style-name="Visited_20_Internet_20_Link"><text:span text:style-name="T12">https://physionet.org/content/mimiciii/1.4/</text:span></text:a></text:p>
      <text:p text:style-name="P41"><text:span text:style-name="T12">[5] </text:span><text:a xlink:type="simple" xlink:href="https://cloud.google.com/ai-platform/training/docs/train-ml-model-pytorch" text:style-name="Internet_20_link" text:visited-style-name="Visited_20_Internet_20_Link"><text:span text:style-name="T12">https://cloud.google.com/ai-platform/training/docs/train-ml-model-pytorch</text:span></text:a></text:p>
      <text:p text:style-name="P41"><text:span text:style-name="T12"/></text:p>
      <text:p text:style-name="P40"><text:span text:style-name="T12"/></text:p>
      <text:p text:style-name="P38"><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0:33:02.701047501</meta:creation-date>
    <dc:date>2023-03-26T13:50:58.645887424</dc:date>
    <meta:editing-duration>PT6M58S</meta:editing-duration>
    <meta:editing-cycles>2</meta:editing-cycles>
    <meta:generator>LibreOffice/7.3.7.2$Linux_X86_64 LibreOffice_project/30$Build-2</meta:generator>
    <meta:document-statistic meta:table-count="0" meta:image-count="0" meta:object-count="0" meta:page-count="5" meta:paragraph-count="64" meta:word-count="1316" meta:character-count="8642" meta:non-whitespace-character-count="7408"/>
  </office:meta>
</office:document-meta>
</file>